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layout-cache" manifest:media-type="application/binary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tel-clear" svg:font-family="intel-clear, tahoma, Helvetica, helvetica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Khmer OS System" svg:font-family="'Khmer OS System'" style:font-adornments="Обычный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2" style:family="table">
      <style:table-properties style:width="6.6931in" table:align="margins"/>
    </style:style>
    <style:style style:name="Таблица2.A" style:family="table-column">
      <style:table-column-properties style:column-width="3.3465in" style:rel-column-width="32767*"/>
    </style:style>
    <style:style style:name="Таблица2.B" style:family="table-column">
      <style:table-column-properties style:column-width="3.3465in" style:rel-column-width="32768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5.8125in" fo:margin-left="-0.0063in" table:align="left"/>
    </style:style>
    <style:style style:name="Таблица1.A" style:family="table-column">
      <style:table-column-properties style:column-width="1.1417in"/>
    </style:style>
    <style:style style:name="Таблица1.B" style:family="table-column">
      <style:table-column-properties style:column-width="0.716in"/>
    </style:style>
    <style:style style:name="Таблица1.E" style:family="table-column">
      <style:table-column-properties style:column-width="0.7576in"/>
    </style:style>
    <style:style style:name="Таблица1.F" style:family="table-column">
      <style:table-column-properties style:column-width="0.841in"/>
    </style:style>
    <style:style style:name="Таблица1.G" style:family="table-column">
      <style:table-column-properties style:column-width="0.9243in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B2" style:family="table-cell" style:data-style-name="N107">
      <style:table-cell-properties fo:padding="0.0382in" fo:border-left="0.05pt solid #000000" fo:border-right="none" fo:border-top="none" fo:border-bottom="0.05pt solid #000000"/>
    </style:style>
    <style:style style:name="Таблица1.G2" style:family="table-cell" style:data-style-name="N107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normal" officeooo:paragraph-rsid="006234bd" style:font-weight-asian="normal"/>
    </style:style>
    <style:style style:name="P2" style:family="paragraph" style:parent-style-name="Standard">
      <style:paragraph-properties fo:text-align="center" style:justify-single-word="false"/>
      <style:text-properties style:font-name="Arial1" officeooo:paragraph-rsid="006234bd"/>
    </style:style>
    <style:style style:name="P3" style:family="paragraph" style:parent-style-name="Standard">
      <style:paragraph-properties fo:text-align="center" style:justify-single-word="false"/>
      <style:text-properties style:font-name="Arial1" fo:font-size="22pt" fo:font-weight="bold" officeooo:paragraph-rsid="006234bd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1" fo:font-size="15pt" officeooo:paragraph-rsid="006234bd" style:font-size-asian="15pt" style:font-size-complex="15pt"/>
    </style:style>
    <style:style style:name="P5" style:family="paragraph" style:parent-style-name="Standard">
      <style:text-properties style:font-name="Arial1" officeooo:paragraph-rsid="006234bd"/>
    </style:style>
    <style:style style:name="P6" style:family="paragraph" style:parent-style-name="Standard">
      <style:text-properties officeooo:rsid="000dcf09" officeooo:paragraph-rsid="006604f1"/>
    </style:style>
    <style:style style:name="P7" style:family="paragraph" style:parent-style-name="Standard">
      <style:text-properties officeooo:rsid="0013cd77" officeooo:paragraph-rsid="006604f1"/>
    </style:style>
    <style:style style:name="P8" style:family="paragraph" style:parent-style-name="Standard">
      <style:text-properties officeooo:rsid="007e89fb" officeooo:paragraph-rsid="007e89fb"/>
    </style:style>
    <style:style style:name="P9" style:family="paragraph" style:parent-style-name="Standard">
      <style:text-properties officeooo:rsid="0087b784" officeooo:paragraph-rsid="0087b784"/>
    </style:style>
    <style:style style:name="P10" style:family="paragraph" style:parent-style-name="Standard">
      <style:paragraph-properties fo:margin-left="3.7791in" fo:margin-right="0in" fo:text-indent="0in" style:auto-text-indent="false"/>
      <style:text-properties style:font-name="Arial1" fo:language="ru" fo:country="RU" officeooo:rsid="0023f9e8" officeooo:paragraph-rsid="006234bd"/>
    </style:style>
    <style:style style:name="P11" style:family="paragraph" style:parent-style-name="Standard">
      <style:paragraph-properties fo:margin-left="3.7791in" fo:margin-right="0in" fo:text-indent="0in" style:auto-text-indent="false"/>
      <style:text-properties style:font-name="Arial1" officeooo:paragraph-rsid="006234bd"/>
    </style:style>
    <style:style style:name="P12" style:family="paragraph" style:parent-style-name="Standard" style:master-page-name="">
      <style:paragraph-properties fo:margin-left="3.7791in" fo:margin-right="0in" fo:text-indent="0in" style:auto-text-indent="false" style:page-number="auto"/>
      <style:text-properties style:font-name="Arial1" officeooo:paragraph-rsid="006234bd"/>
    </style:style>
    <style:style style:name="P13" style:family="paragraph" style:parent-style-name="Table_20_Contents">
      <style:text-properties officeooo:rsid="000e67f1" officeooo:paragraph-rsid="006604f1"/>
    </style:style>
    <style:style style:name="P14" style:family="paragraph" style:parent-style-name="Table_20_Contents">
      <style:text-properties officeooo:rsid="00168481" officeooo:paragraph-rsid="006604f1"/>
    </style:style>
    <style:style style:name="P15" style:family="paragraph" style:parent-style-name="Table_20_Contents">
      <style:paragraph-properties fo:text-align="start" style:justify-single-word="false"/>
      <style:text-properties style:font-name="intel-clear" fo:font-size="10.5pt" officeooo:rsid="0079b6fa" officeooo:paragraph-rsid="0079b6fa" style:font-size-asian="12pt" style:font-size-complex="12pt"/>
    </style:style>
    <style:style style:name="P16" style:family="paragraph" style:parent-style-name="Table_20_Contents">
      <style:paragraph-properties fo:text-align="end" style:justify-single-word="false"/>
      <style:text-properties fo:color="#000000"/>
    </style:style>
    <style:style style:name="P17" style:family="paragraph" style:parent-style-name="Table_20_Contents">
      <style:text-properties officeooo:rsid="007ccdfd" officeooo:paragraph-rsid="007ccdfd"/>
    </style:style>
    <style:style style:name="P18" style:family="paragraph" style:parent-style-name="отчет">
      <style:text-properties officeooo:rsid="00669fe7" officeooo:paragraph-rsid="00669fe7"/>
    </style:style>
    <style:style style:name="P19" style:family="paragraph" style:parent-style-name="отчет">
      <style:text-properties fo:font-variant="normal" fo:text-transform="none" fo:color="#003c71" style:font-name="intel-clear" fo:font-size="10.5pt" fo:letter-spacing="normal" fo:font-style="normal" fo:font-weight="normal" officeooo:paragraph-rsid="00669fe7"/>
    </style:style>
    <style:style style:name="P20" style:family="paragraph" style:parent-style-name="отчет">
      <style:text-properties fo:font-variant="normal" fo:text-transform="none" fo:color="#003c71" style:font-name="intel-clear" fo:font-size="10.5pt" fo:letter-spacing="normal" fo:font-style="normal" fo:font-weight="normal" officeooo:paragraph-rsid="0078c217"/>
    </style:style>
    <style:style style:name="P21" style:family="paragraph" style:parent-style-name="отчет">
      <style:text-properties fo:font-variant="normal" fo:text-transform="none" fo:color="#000000" style:font-name="intel-clear" fo:font-size="10.5pt" fo:letter-spacing="normal" fo:font-style="normal" fo:font-weight="normal" officeooo:rsid="0079b6fa" officeooo:paragraph-rsid="0079b6fa"/>
    </style:style>
    <style:style style:name="P22" style:family="paragraph" style:parent-style-name="отчет">
      <style:text-properties officeooo:paragraph-rsid="0078c217"/>
    </style:style>
    <style:style style:name="P23" style:family="paragraph" style:parent-style-name="отчет">
      <style:text-properties officeooo:rsid="00144363"/>
    </style:style>
    <style:style style:name="P24" style:family="paragraph" style:parent-style-name="отчет">
      <style:text-properties officeooo:paragraph-rsid="0079b6fa"/>
    </style:style>
    <style:style style:name="P25" style:family="paragraph" style:parent-style-name="отчет">
      <style:text-properties officeooo:rsid="0087011a" officeooo:paragraph-rsid="0087011a"/>
    </style:style>
    <style:style style:name="P26" style:family="paragraph" style:parent-style-name="Preformatted_20_Text">
      <style:text-properties officeooo:paragraph-rsid="00669fe7"/>
    </style:style>
    <style:style style:name="P27" style:family="paragraph" style:parent-style-name="Preformatted_20_Text">
      <style:text-properties officeooo:rsid="00669fe7" officeooo:paragraph-rsid="00669fe7"/>
    </style:style>
    <style:style style:name="P28" style:family="paragraph" style:parent-style-name="Preformatted_20_Text">
      <style:text-properties officeooo:rsid="00669fe7" officeooo:paragraph-rsid="0078c217"/>
    </style:style>
    <style:style style:name="P29" style:family="paragraph" style:parent-style-name="Preformatted_20_Text">
      <style:text-properties officeooo:rsid="00669fe7" officeooo:paragraph-rsid="00680354"/>
    </style:style>
    <style:style style:name="P30" style:family="paragraph" style:parent-style-name="Preformatted_20_Text">
      <style:text-properties officeooo:paragraph-rsid="0078c217"/>
    </style:style>
    <style:style style:name="P31" style:family="paragraph" style:parent-style-name="Preformatted_20_Text">
      <style:text-properties officeooo:rsid="0078c217" officeooo:paragraph-rsid="0078c217"/>
    </style:style>
    <style:style style:name="P32" style:family="paragraph" style:parent-style-name="Preformatted_20_Text">
      <style:text-properties officeooo:rsid="0078c217" officeooo:paragraph-rsid="00669fe7"/>
    </style:style>
    <style:style style:name="P33" style:family="paragraph" style:parent-style-name="Preformatted_20_Text">
      <style:text-properties officeooo:paragraph-rsid="00680354"/>
    </style:style>
    <style:style style:name="P34" style:family="paragraph" style:parent-style-name="Preformatted_20_Text">
      <style:text-properties officeooo:rsid="00680354" officeooo:paragraph-rsid="00680354"/>
    </style:style>
    <style:style style:name="P35" style:family="paragraph" style:parent-style-name="заголовок1">
      <style:text-properties officeooo:rsid="007740e7" officeooo:paragraph-rsid="007740e7"/>
    </style:style>
    <style:style style:name="P36" style:family="paragraph" style:parent-style-name="код">
      <style:text-properties fo:font-size="7pt" style:font-size-asian="7pt" style:font-size-complex="7pt"/>
    </style:style>
    <style:style style:name="P37" style:family="paragraph" style:parent-style-name="отчет">
      <style:paragraph-properties fo:margin-left="0in" fo:margin-right="0in" fo:margin-top="0in" fo:margin-bottom="0.1575in" loext:contextual-spacing="false" fo:text-align="start" style:justify-single-word="false" fo:text-indent="0.3937in" style:auto-text-indent="false" style:shadow="none">
        <style:tab-stops/>
      </style:paragraph-properties>
      <style:text-properties officeooo:rsid="0078c217" officeooo:paragraph-rsid="0078c217"/>
    </style:style>
    <style:style style:name="P38" style:family="paragraph" style:parent-style-name="отчет" style:master-page-name="">
      <style:paragraph-properties fo:margin-left="0in" fo:margin-right="0in" fo:margin-top="0in" fo:margin-bottom="0.1575in" loext:contextual-spacing="false" fo:text-align="start" style:justify-single-word="false" fo:text-indent="0.3937in" style:auto-text-indent="false" style:page-number="auto" style:shadow="none">
        <style:tab-stops/>
      </style:paragraph-properties>
      <style:text-properties fo:language="ru" fo:country="RU" officeooo:rsid="007b7f3d" officeooo:paragraph-rsid="007b7f3d"/>
    </style:style>
    <style:style style:name="P39" style:family="paragraph" style:parent-style-name="отчет">
      <style:text-properties officeooo:rsid="0087b784" officeooo:paragraph-rsid="0087b784"/>
    </style:style>
    <style:style style:name="P40" style:family="paragraph" style:parent-style-name="отчет">
      <style:text-properties officeooo:rsid="008a2ca0" officeooo:paragraph-rsid="008a2ca0"/>
    </style:style>
    <style:style style:name="P41" style:family="paragraph" style:parent-style-name="код">
      <style:text-properties fo:font-size="7pt" style:font-size-asian="7pt" style:font-size-complex="7pt"/>
    </style:style>
    <style:style style:name="P42" style:family="paragraph" style:parent-style-name="код">
      <style:text-properties fo:font-size="7pt" officeooo:rsid="008b9b98" officeooo:paragraph-rsid="008b9b98" style:font-size-asian="7pt" style:font-size-complex="7pt"/>
    </style:style>
    <style:style style:name="T1" style:family="text">
      <style:text-properties fo:font-weight="bold" style:font-weight-asian="bold"/>
    </style:style>
    <style:style style:name="T2" style:family="text">
      <style:text-properties fo:language="en" fo:country="US" officeooo:rsid="0022e0b0"/>
    </style:style>
    <style:style style:name="T3" style:family="text">
      <style:text-properties fo:language="en" fo:country="US" officeooo:rsid="006234bd"/>
    </style:style>
    <style:style style:name="T4" style:family="text">
      <style:text-properties fo:language="en" fo:country="US" officeooo:rsid="007740e7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7ccdfd" style:font-style-asian="italic" style:font-style-complex="italic"/>
    </style:style>
    <style:style style:name="T7" style:family="text">
      <style:text-properties fo:font-style="italic" officeooo:rsid="008b9b98" style:font-style-asian="italic" style:font-style-complex="italic"/>
    </style:style>
    <style:style style:name="T8" style:family="text">
      <style:text-properties fo:color="#808000"/>
    </style:style>
    <style:style style:name="T9" style:family="text">
      <style:text-properties fo:color="#c0c0c0"/>
    </style:style>
    <style:style style:name="T10" style:family="text">
      <style:text-properties fo:color="#800080"/>
    </style:style>
    <style:style style:name="T11" style:family="text">
      <style:text-properties fo:color="#000080"/>
    </style:style>
    <style:style style:name="T12" style:family="text">
      <style:text-properties fo:color="#008000"/>
    </style:style>
    <style:style style:name="T13" style:family="text">
      <style:text-properties fo:language="ru" fo:country="RU" officeooo:rsid="0023f9e8"/>
    </style:style>
    <style:style style:name="T14" style:family="text">
      <style:text-properties officeooo:rsid="002d2241"/>
    </style:style>
    <style:style style:name="T15" style:family="text">
      <style:text-properties fo:font-variant="normal" fo:text-transform="none" style:font-name="intel-clear" fo:font-size="10.5pt" fo:letter-spacing="normal" fo:font-style="normal" fo:font-weight="normal"/>
    </style:style>
    <style:style style:name="T16" style:family="text">
      <style:text-properties fo:font-variant="normal" fo:text-transform="none" style:font-name="intel-clear" fo:font-size="10.5pt" fo:letter-spacing="normal" fo:font-style="normal" fo:font-weight="normal" officeooo:rsid="0078c217"/>
    </style:style>
    <style:style style:name="T17" style:family="text">
      <style:text-properties style:font-name="Arial1" fo:language="en" fo:country="US" officeooo:rsid="001afe69" style:font-weight-complex="normal"/>
    </style:style>
    <style:style style:name="T18" style:family="text">
      <style:text-properties style:font-name="Arial1" fo:language="ru" fo:country="RU" officeooo:rsid="0023f9e8" style:font-weight-complex="normal"/>
    </style:style>
    <style:style style:name="T19" style:family="text">
      <style:text-properties officeooo:rsid="006234bd"/>
    </style:style>
    <style:style style:name="T20" style:family="text">
      <style:text-properties officeooo:rsid="00168481"/>
    </style:style>
    <style:style style:name="T21" style:family="text">
      <style:text-properties officeooo:rsid="00669fe7"/>
    </style:style>
    <style:style style:name="T22" style:family="text">
      <style:text-properties officeooo:rsid="00680354"/>
    </style:style>
    <style:style style:name="T23" style:family="text">
      <style:text-properties officeooo:rsid="007201ef"/>
    </style:style>
    <style:style style:name="T24" style:family="text">
      <style:text-properties officeooo:rsid="0078c217"/>
    </style:style>
    <style:style style:name="T25" style:family="text">
      <style:text-properties officeooo:rsid="0079b6fa"/>
    </style:style>
    <style:style style:name="T26" style:family="text">
      <style:text-properties officeooo:rsid="007ccdfd"/>
    </style:style>
    <style:style style:name="T27" style:family="text">
      <style:text-properties fo:font-style="normal" officeooo:rsid="007ccdfd" style:font-style-asian="normal" style:font-style-complex="normal"/>
    </style:style>
    <style:style style:name="T28" style:family="text">
      <style:text-properties fo:font-style="normal" officeooo:rsid="008b9b98" style:font-style-asian="normal" style:font-style-complex="normal"/>
    </style:style>
    <style:style style:name="T29" style:family="text">
      <style:text-properties officeooo:rsid="007e89fb"/>
    </style:style>
    <style:style style:name="T30" style:family="text">
      <style:text-properties officeooo:rsid="00830ab1"/>
    </style:style>
    <style:style style:name="T31" style:family="text">
      <style:text-properties officeooo:rsid="0089b847"/>
    </style:style>
    <style:style style:name="T32" style:family="text">
      <style:text-properties officeooo:rsid="008a8817"/>
    </style:style>
    <style:style style:name="T33" style:family="text">
      <style:text-properties officeooo:rsid="006d854e"/>
    </style:style>
    <style:style style:name="fr1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run-through="foreground" style:wrap="none" style:horizontal-pos="center" style:horizontal-rel="paragraph" draw:ole-draw-aspect="1"/>
    </style:style>
    <style:style style:name="fr3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ole-draw-aspect="1"/>
    </style:style>
    <number:number-style style:name="N107">
      <number:number number:decimal-places="6" loext:min-decimal-places="6" number:min-integer-digits="1" number:grouping="true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2">высшего образования</text:p>
      <text:p text:style-name="P2">УЛЬЯНОВСКИЙ ГОСУДАРСТВЕННЫЙ ТЕХНИЧЕСКИЙ УНИВЕРСИТЕТ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Лабораторная работа №<text:span text:style-name="T4">3</text:span> (вариант <text:span text:style-name="T3">2</text:span>)</text:p>
      <text:p text:style-name="P4">по дисциплине: «<text:span text:style-name="T13">Высокопроизводительные вычисления</text:span>»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Выполнил:</text:p>
      <text:p text:style-name="P11">студент <text:span text:style-name="T2">3 </text:span>курса, гр. ИВТВМбд-<text:span text:style-name="T2">3</text:span>1</text:p>
      <text:p text:style-name="P11"><text:span text:style-name="T19">Долгов Н.Н</text:span>.</text:p>
      <text:p text:style-name="P11">Проверил:</text:p>
      <text:p text:style-name="P11"><text:span text:style-name="T13">д. т. н., профессор</text:span> кафедры ВТ</text:p>
      <text:p text:style-name="P10">Негода В. Н.</text:p>
      <text:p text:style-name="P2"/>
      <text:p text:style-name="P2"/>
      <text:p text:style-name="P2"/>
      <text:p text:style-name="P2"/>
      <text:p text:style-name="P1"><text:span text:style-name="T17">г. Ульяновск, 201</text:span><text:span text:style-name="T18">7</text:span></text:p>
      <text:p text:style-name="заголовок1"><text:soft-page-break/><text:span text:style-name="T1">Цель работы:</text:span> </text:p>
      <text:p text:style-name="отчет">Изучение методов распараллеливания реализации вычисления определенного интеграла.</text:p>
      <text:p text:style-name="заголовок1">Задание по варианту:</text:p>
      <text:p text:style-name="отчет">Функция: <text:span text:style-name="T5">tg (x)</text:span></text:p>
      <text:p text:style-name="P24"><text:span text:style-name="T25">М</text:span>етод численного интегрирования: метод прямоугольников</text:p>
      <text:p text:style-name="P35">Исследование многопоточных реализаций выбранного метода численного интегрирования в среде одно-, двух-, трех машинных кластеров. </text:p>
      <text:p text:style-name="P38">В данной лабораторной работе использовалась библиотека <text:span text:style-name="T6">mpich </text:span><text:span text:style-name="T28">версии</text:span><text:span text:style-name="T7"> 3.2</text:span><text:span text:style-name="T6"> </text:span><text:span text:style-name="T27">и дополнительные утилиты для запуска.</text:span></text:p>
      <text:p text:style-name="P37">Описание кластера.</text:p>
      <text:p text:style-name="P37">Для кластера использовались пк со следующими характеристиками:</text:p>
      <text:p text:style-name="отчет">1. <text:span text:style-name="T24">(управляющий):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6">Название процессора</text:p>
          </table:table-cell>
          <table:table-cell table:style-name="Таблица2.B1" office:value-type="string">
            <text:p text:style-name="P26"><text:span text:style-name="T14"><text:s/></text:span><text:span text:style-name="T15">i5-3210M</text:span></text:p>
          </table:table-cell>
        </table:table-row>
        <table:table-row>
          <table:table-cell table:style-name="Таблица2.A2" office:value-type="string">
            <text:p text:style-name="P26">Количество ядер</text:p>
          </table:table-cell>
          <table:table-cell table:style-name="Таблица2.B2" office:value-type="string">
            <text:p text:style-name="P26">2</text:p>
          </table:table-cell>
        </table:table-row>
        <table:table-row>
          <table:table-cell table:style-name="Таблица2.A2" office:value-type="string">
            <text:p text:style-name="P27">Количество потоков</text:p>
          </table:table-cell>
          <table:table-cell table:style-name="Таблица2.B2" office:value-type="string">
            <text:p text:style-name="P27">4</text:p>
          </table:table-cell>
        </table:table-row>
        <table:table-row>
          <table:table-cell table:style-name="Таблица2.A2" office:value-type="string">
            <text:p text:style-name="P26">Базовая частота </text:p>
          </table:table-cell>
          <table:table-cell table:style-name="Таблица2.B2" office:value-type="string">
            <text:p text:style-name="P26">2,5 ГГц</text:p>
          </table:table-cell>
        </table:table-row>
        <table:table-row>
          <table:table-cell table:style-name="Таблица2.A2" office:value-type="string">
            <text:p text:style-name="P26">Кэш-память</text:p>
          </table:table-cell>
          <table:table-cell table:style-name="Таблица2.B2" office:value-type="string">
            <text:p text:style-name="P26">3 Мб</text:p>
          </table:table-cell>
        </table:table-row>
        <table:table-row>
          <table:table-cell table:style-name="Таблица2.A2" office:value-type="string">
            <text:p text:style-name="P26">Макс. частота</text:p>
          </table:table-cell>
          <table:table-cell table:style-name="Таблица2.B2" office:value-type="string">
            <text:p text:style-name="P26">3,1 ГГц</text:p>
          </table:table-cell>
        </table:table-row>
        <table:table-row>
          <table:table-cell table:style-name="Таблица2.A2" office:value-type="string">
            <text:p text:style-name="P32">ОС</text:p>
          </table:table-cell>
          <table:table-cell table:style-name="Таблица2.B2" office:value-type="string">
            <text:p text:style-name="P31">Ubuntu 16.04 64bit</text:p>
          </table:table-cell>
        </table:table-row>
      </table:table>
      <text:p text:style-name="P19"/>
      <text:p text:style-name="P22"><text:span text:style-name="T24">2</text:span>.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0">Название процессора</text:p>
          </table:table-cell>
          <table:table-cell table:style-name="Table1.B1" office:value-type="string">
            <text:p text:style-name="P30"><text:span text:style-name="T14"><text:s/></text:span><text:span text:style-name="T15">i5-</text:span><text:span text:style-name="T16">4210U</text:span></text:p>
          </table:table-cell>
        </table:table-row>
        <table:table-row>
          <table:table-cell table:style-name="Table1.A2" office:value-type="string">
            <text:p text:style-name="P30">Количество ядер</text:p>
          </table:table-cell>
          <table:table-cell table:style-name="Table1.B2" office:value-type="string">
            <text:p text:style-name="P30">2</text:p>
          </table:table-cell>
        </table:table-row>
        <table:table-row>
          <table:table-cell table:style-name="Table1.A2" office:value-type="string">
            <text:p text:style-name="P28">Количество потоков</text:p>
          </table:table-cell>
          <table:table-cell table:style-name="Table1.B2" office:value-type="string">
            <text:p text:style-name="P28">4</text:p>
          </table:table-cell>
        </table:table-row>
        <table:table-row>
          <table:table-cell table:style-name="Table1.A2" office:value-type="string">
            <text:p text:style-name="P30">Базовая частота </text:p>
          </table:table-cell>
          <table:table-cell table:style-name="Table1.B2" office:value-type="string">
            <text:p text:style-name="P30"><text:span text:style-name="T24">1,7</text:span> ГГц</text:p>
          </table:table-cell>
        </table:table-row>
        <table:table-row>
          <table:table-cell table:style-name="Table1.A2" office:value-type="string">
            <text:p text:style-name="P30">Кэш-память</text:p>
          </table:table-cell>
          <table:table-cell table:style-name="Table1.B2" office:value-type="string">
            <text:p text:style-name="P30">3 Мб</text:p>
          </table:table-cell>
        </table:table-row>
        <table:table-row>
          <table:table-cell table:style-name="Table1.A2" office:value-type="string">
            <text:p text:style-name="P30">Макс. частота</text:p>
          </table:table-cell>
          <table:table-cell table:style-name="Table1.B2" office:value-type="string">
            <text:p text:style-name="P30"><text:span text:style-name="T24">2,7</text:span> ГГц</text:p>
          </table:table-cell>
        </table:table-row>
        <table:table-row>
          <table:table-cell table:style-name="Table1.A2" office:value-type="string">
            <text:p text:style-name="P32">ОС</text:p>
          </table:table-cell>
          <table:table-cell table:style-name="Table1.B2" office:value-type="string">
            <text:p text:style-name="P31">Ubuntu 16.04 64bit</text:p>
          </table:table-cell>
        </table:table-row>
      </table:table>
      <text:p text:style-name="P20"/>
      <text:p text:style-name="P22"><text:span text:style-name="T24">3</text:span>.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0">Название процессора</text:p>
          </table:table-cell>
          <table:table-cell table:style-name="Table2.B1" office:value-type="string">
            <text:p text:style-name="P30"><text:span text:style-name="T14"><text:s/></text:span><text:span text:style-name="T16">fx8320</text:span></text:p>
          </table:table-cell>
        </table:table-row>
        <table:table-row>
          <table:table-cell table:style-name="Table2.A2" office:value-type="string">
            <text:p text:style-name="P33">Количество ядер</text:p>
          </table:table-cell>
          <table:table-cell table:style-name="Table2.B2" office:value-type="string">
            <text:p text:style-name="P34">8</text:p>
          </table:table-cell>
        </table:table-row>
        <table:table-row>
          <table:table-cell table:style-name="Table2.A2" office:value-type="string">
            <text:p text:style-name="P29">Количество потоков</text:p>
          </table:table-cell>
          <table:table-cell table:style-name="Table2.B2" office:value-type="string">
            <text:p text:style-name="P34">8</text:p>
          </table:table-cell>
        </table:table-row>
        <text:soft-page-break/>
        <table:table-row>
          <table:table-cell table:style-name="Table2.A2" office:value-type="string">
            <text:p text:style-name="P33">Базовая частота </text:p>
          </table:table-cell>
          <table:table-cell table:style-name="Table2.B2" office:value-type="string">
            <text:p text:style-name="P33"><text:span text:style-name="T22">3</text:span>,5 ГГц</text:p>
          </table:table-cell>
        </table:table-row>
        <table:table-row>
          <table:table-cell table:style-name="Table2.A2" office:value-type="string">
            <text:p text:style-name="P33">Кэш-память</text:p>
          </table:table-cell>
          <table:table-cell table:style-name="Table2.B2" office:value-type="string">
            <text:p text:style-name="P33"><text:span text:style-name="T22">8</text:span> Мб</text:p>
          </table:table-cell>
        </table:table-row>
        <table:table-row>
          <table:table-cell table:style-name="Table2.A2" office:value-type="string">
            <text:p text:style-name="P33">Макс. частота</text:p>
          </table:table-cell>
          <table:table-cell table:style-name="Table2.B2" office:value-type="string">
            <text:p text:style-name="P33">3,1 ГГц</text:p>
          </table:table-cell>
        </table:table-row>
        <table:table-row>
          <table:table-cell table:style-name="Table2.A2" office:value-type="string">
            <text:p text:style-name="P31">ОС</text:p>
          </table:table-cell>
          <table:table-cell table:style-name="Table2.B2" office:value-type="string">
            <text:p text:style-name="P31">Ubuntu 16.04 64bit</text:p>
          </table:table-cell>
        </table:table-row>
      </table:table>
      <text:p text:style-name="P20"/>
      <text:p text:style-name="отчет">Распределение потоков по компьютерам было сделано следующим образом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5">пк</text:p>
          </table:table-cell>
          <table:table-cell table:style-name="Table3.B1" office:value-type="string">
            <text:p text:style-name="P15">Номера потоков</text:p>
          </table:table-cell>
        </table:table-row>
        <table:table-row>
          <table:table-cell table:style-name="Table3.A2" office:value-type="string">
            <text:p text:style-name="P15">1</text:p>
          </table:table-cell>
          <table:table-cell table:style-name="Table3.B2" office:value-type="string">
            <text:p text:style-name="P15">1-2</text:p>
          </table:table-cell>
        </table:table-row>
        <table:table-row>
          <table:table-cell table:style-name="Table3.A2" office:value-type="string">
            <text:p text:style-name="P15">2</text:p>
          </table:table-cell>
          <table:table-cell table:style-name="Table3.B2" office:value-type="string">
            <text:p text:style-name="P15">3-4</text:p>
          </table:table-cell>
        </table:table-row>
        <table:table-row>
          <table:table-cell table:style-name="Table3.A2" office:value-type="string">
            <text:p text:style-name="P15">3</text:p>
          </table:table-cell>
          <table:table-cell table:style-name="Table3.B2" office:value-type="string">
            <text:p text:style-name="P15">5-8</text:p>
          </table:table-cell>
        </table:table-row>
      </table:table>
      <text:p text:style-name="P21"/>
      <text:p text:style-name="отчет">Добавление пото<text:span text:style-name="T25">ков происходит в порядке, представленном в таблице выше.</text:span></text:p>
      <text:p text:style-name="отчет"/>
      <text:p text:style-name="отчет"><text:span text:style-name="T21">Т</text:span>аблица измерений при аргументе от 0 до 1.57</text:p>
      <table:table table:name="Таблица1" table:style-name="Таблица1">
        <table:table-column table:style-name="Таблица1.A"/>
        <table:table-column table:style-name="Таблица1.B" table:number-columns-repeated="3"/>
        <table:table-column table:style-name="Таблица1.E"/>
        <table:table-column table:style-name="Таблица1.F"/>
        <table:table-column table:style-name="Таблица1.G"/>
        <table:table-row>
          <table:table-cell table:style-name="Таблица1.A1" office:value-type="string">
            <text:p text:style-name="P13"><text:span text:style-name="T20">Г</text:span>ранулярность</text:p>
            <text:p text:style-name="P13">Число потоков</text:p>
          </table:table-cell>
          <table:table-cell table:style-name="Таблица1.A1" office:value-type="string">
            <text:p text:style-name="P13">1 <text:span text:style-name="T20">000</text:span></text:p>
          </table:table-cell>
          <table:table-cell table:style-name="Таблица1.A1" office:value-type="string">
            <text:p text:style-name="P14"><text:span text:style-name="T26">30 </text:span>000</text:p>
          </table:table-cell>
          <table:table-cell table:style-name="Таблица1.A1" office:value-type="string">
            <text:p text:style-name="P14"><text:span text:style-name="T26">3</text:span>00 <text:span text:style-name="T26">0</text:span>00</text:p>
          </table:table-cell>
          <table:table-cell table:style-name="Таблица1.A1" office:value-type="string">
            <text:p text:style-name="P14"><text:span text:style-name="T26">3 0</text:span>00 000</text:p>
          </table:table-cell>
          <table:table-cell table:style-name="Таблица1.A1" office:value-type="string">
            <text:p text:style-name="P14"><text:span text:style-name="T26">30</text:span> 000 000</text:p>
          </table:table-cell>
          <table:table-cell table:style-name="Таблица1.G1" office:value-type="string">
            <text:p text:style-name="P17">300 000 000</text:p>
          </table:table-cell>
        </table:table-row>
        <table:table-row>
          <table:table-cell table:style-name="Таблица1.A2" office:value-type="string">
            <text:p text:style-name="P13">1</text:p>
          </table:table-cell>
          <table:table-cell table:style-name="Таблица1.B2" office:value-type="float" office:value="0.0005">
            <text:p text:style-name="P16">0,000500</text:p>
          </table:table-cell>
          <table:table-cell table:style-name="Таблица1.B2" office:value-type="float" office:value="0.007161">
            <text:p text:style-name="P16">0,007161</text:p>
          </table:table-cell>
          <table:table-cell table:style-name="Таблица1.B2" office:value-type="float" office:value="0.05686">
            <text:p text:style-name="P16">0,056860</text:p>
          </table:table-cell>
          <table:table-cell table:style-name="Таблица1.B2" office:value-type="float" office:value="0.359668">
            <text:p text:style-name="P16">0,359668</text:p>
          </table:table-cell>
          <table:table-cell table:style-name="Таблица1.B2" office:value-type="float" office:value="3.14753">
            <text:p text:style-name="P16">3,147530</text:p>
          </table:table-cell>
          <table:table-cell table:style-name="Таблица1.G2" office:value-type="float" office:value="31.2702">
            <text:p text:style-name="P16">31,270200</text:p>
          </table:table-cell>
        </table:table-row>
        <table:table-row>
          <table:table-cell table:style-name="Таблица1.A2" office:value-type="string">
            <text:p text:style-name="P14">2</text:p>
          </table:table-cell>
          <table:table-cell table:style-name="Таблица1.B2" office:value-type="float" office:value="0.000391">
            <text:p text:style-name="P16">0,000391</text:p>
          </table:table-cell>
          <table:table-cell table:style-name="Таблица1.B2" office:value-type="float" office:value="0.003554">
            <text:p text:style-name="P16">0,003554</text:p>
          </table:table-cell>
          <table:table-cell table:style-name="Таблица1.B2" office:value-type="float" office:value="0.026708">
            <text:p text:style-name="P16">0,026708</text:p>
          </table:table-cell>
          <table:table-cell table:style-name="Таблица1.B2" office:value-type="float" office:value="0.177396">
            <text:p text:style-name="P16">0,177396</text:p>
          </table:table-cell>
          <table:table-cell table:style-name="Таблица1.B2" office:value-type="float" office:value="1.92655">
            <text:p text:style-name="P16">1,926550</text:p>
          </table:table-cell>
          <table:table-cell table:style-name="Таблица1.G2" office:value-type="float" office:value="17.7358">
            <text:p text:style-name="P16">17,735800</text:p>
          </table:table-cell>
        </table:table-row>
        <table:table-row>
          <table:table-cell table:style-name="Таблица1.A2" office:value-type="string">
            <text:p text:style-name="P14">3</text:p>
          </table:table-cell>
          <table:table-cell table:style-name="Таблица1.B2" office:value-type="float" office:value="0.009206">
            <text:p text:style-name="P16">0,009206</text:p>
          </table:table-cell>
          <table:table-cell table:style-name="Таблица1.B2" office:value-type="float" office:value="0.01003">
            <text:p text:style-name="P16">0,010030</text:p>
          </table:table-cell>
          <table:table-cell table:style-name="Таблица1.B2" office:value-type="float" office:value="0.033791">
            <text:p text:style-name="P16">0,033791</text:p>
          </table:table-cell>
          <table:table-cell table:style-name="Таблица1.B2" office:value-type="float" office:value="0.155827">
            <text:p text:style-name="P16">0,155827</text:p>
          </table:table-cell>
          <table:table-cell table:style-name="Таблица1.B2" office:value-type="float" office:value="1.27696">
            <text:p text:style-name="P16">1,276960</text:p>
          </table:table-cell>
          <table:table-cell table:style-name="Таблица1.G2" office:value-type="float" office:value="12.6333">
            <text:p text:style-name="P16">12,633300</text:p>
          </table:table-cell>
        </table:table-row>
        <table:table-row>
          <table:table-cell table:style-name="Таблица1.A2" office:value-type="string">
            <text:p text:style-name="P14">4</text:p>
          </table:table-cell>
          <table:table-cell table:style-name="Таблица1.B2" office:value-type="float" office:value="0.014947">
            <text:p text:style-name="P16">0,014947</text:p>
          </table:table-cell>
          <table:table-cell table:style-name="Таблица1.B2" office:value-type="float" office:value="0.01706">
            <text:p text:style-name="P16">0,017060</text:p>
          </table:table-cell>
          <table:table-cell table:style-name="Таблица1.B2" office:value-type="float" office:value="0.027647">
            <text:p text:style-name="P16">0,027647</text:p>
          </table:table-cell>
          <table:table-cell table:style-name="Таблица1.B2" office:value-type="float" office:value="0.121922">
            <text:p text:style-name="P16">0,121922</text:p>
          </table:table-cell>
          <table:table-cell table:style-name="Таблица1.B2" office:value-type="float" office:value="1.10076">
            <text:p text:style-name="P16">1,100760</text:p>
          </table:table-cell>
          <table:table-cell table:style-name="Таблица1.G2" office:value-type="float" office:value="10.7706">
            <text:p text:style-name="P16">10,770600</text:p>
          </table:table-cell>
        </table:table-row>
        <table:table-row>
          <table:table-cell table:style-name="Таблица1.A2" office:value-type="string">
            <text:p text:style-name="P14">5</text:p>
          </table:table-cell>
          <table:table-cell table:style-name="Таблица1.B2" office:value-type="float" office:value="0.018175">
            <text:p text:style-name="P16">0,018175</text:p>
          </table:table-cell>
          <table:table-cell table:style-name="Таблица1.B2" office:value-type="float" office:value="0.019248">
            <text:p text:style-name="P16">0,019248</text:p>
          </table:table-cell>
          <table:table-cell table:style-name="Таблица1.B2" office:value-type="float" office:value="0.031833">
            <text:p text:style-name="P16">0,031833</text:p>
          </table:table-cell>
          <table:table-cell table:style-name="Таблица1.B2" office:value-type="float" office:value="0.102376">
            <text:p text:style-name="P16">0,102376</text:p>
          </table:table-cell>
          <table:table-cell table:style-name="Таблица1.B2" office:value-type="float" office:value="0.840029">
            <text:p text:style-name="P16">0,840029</text:p>
          </table:table-cell>
          <table:table-cell table:style-name="Таблица1.G2" office:value-type="float" office:value="8.13489">
            <text:p text:style-name="P16">8,134890</text:p>
          </table:table-cell>
        </table:table-row>
        <table:table-row>
          <table:table-cell table:style-name="Таблица1.A2" office:value-type="string">
            <text:p text:style-name="P14">6</text:p>
          </table:table-cell>
          <table:table-cell table:style-name="Таблица1.B2" office:value-type="float" office:value="0.024928">
            <text:p text:style-name="P16">0,024928</text:p>
          </table:table-cell>
          <table:table-cell table:style-name="Таблица1.B2" office:value-type="float" office:value="0.02175">
            <text:p text:style-name="P16">0,021750</text:p>
          </table:table-cell>
          <table:table-cell table:style-name="Таблица1.B2" office:value-type="float" office:value="0.029579">
            <text:p text:style-name="P16">0,029579</text:p>
          </table:table-cell>
          <table:table-cell table:style-name="Таблица1.B2" office:value-type="float" office:value="0.091">
            <text:p text:style-name="P16">0,091000</text:p>
          </table:table-cell>
          <table:table-cell table:style-name="Таблица1.B2" office:value-type="float" office:value="0.695006">
            <text:p text:style-name="P16">0,695006</text:p>
          </table:table-cell>
          <table:table-cell table:style-name="Таблица1.G2" office:value-type="float" office:value="6.72251">
            <text:p text:style-name="P16">6,722510</text:p>
          </table:table-cell>
        </table:table-row>
        <table:table-row>
          <table:table-cell table:style-name="Таблица1.A2" office:value-type="string">
            <text:p text:style-name="P14">7</text:p>
          </table:table-cell>
          <table:table-cell table:style-name="Таблица1.B2" office:value-type="float" office:value="0.025761">
            <text:p text:style-name="P16">0,025761</text:p>
          </table:table-cell>
          <table:table-cell table:style-name="Таблица1.B2" office:value-type="float" office:value="0.026685">
            <text:p text:style-name="P16">0,026685</text:p>
          </table:table-cell>
          <table:table-cell table:style-name="Таблица1.B2" office:value-type="float" office:value="0.033984">
            <text:p text:style-name="P16">0,033984</text:p>
          </table:table-cell>
          <table:table-cell table:style-name="Таблица1.B2" office:value-type="float" office:value="0.093133">
            <text:p text:style-name="P16">0,093133</text:p>
          </table:table-cell>
          <table:table-cell table:style-name="Таблица1.B2" office:value-type="float" office:value="0.57688">
            <text:p text:style-name="P16">0,576880</text:p>
          </table:table-cell>
          <table:table-cell table:style-name="Таблица1.G2" office:value-type="float" office:value="5.4591">
            <text:p text:style-name="P16">5,459100</text:p>
          </table:table-cell>
        </table:table-row>
        <table:table-row>
          <table:table-cell table:style-name="Таблица1.A2" office:value-type="string">
            <text:p text:style-name="P14">8</text:p>
          </table:table-cell>
          <table:table-cell table:style-name="Таблица1.B2" office:value-type="float" office:value="0.031215">
            <text:p text:style-name="P16">0,031215</text:p>
          </table:table-cell>
          <table:table-cell table:style-name="Таблица1.B2" office:value-type="float" office:value="0.027986">
            <text:p text:style-name="P16">0,027986</text:p>
          </table:table-cell>
          <table:table-cell table:style-name="Таблица1.B2" office:value-type="float" office:value="0.032639">
            <text:p text:style-name="P16">0,032639</text:p>
          </table:table-cell>
          <table:table-cell table:style-name="Таблица1.B2" office:value-type="float" office:value="0.0788">
            <text:p text:style-name="P16">0,078800</text:p>
          </table:table-cell>
          <table:table-cell table:style-name="Таблица1.B2" office:value-type="float" office:value="0.479641">
            <text:p text:style-name="P16">0,479641</text:p>
          </table:table-cell>
          <table:table-cell table:style-name="Таблица1.G2" office:value-type="float" office:value="4.53434">
            <text:p text:style-name="P16">4,534340</text:p>
          </table:table-cell>
        </table:table-row>
      </table:table>
      <text:p text:style-name="P6"/>
      <text:p text:style-name="P6"/>
      <text:p text:style-name="P9">Графики зависимости времени от числа потоков</text:p>
      <text:p text:style-name="P6"><text:tab/><text:span text:style-name="T29">Гранулярность 1000</text:span></text:p>
      <text:p text:style-name="P6"/>
      <text:p text:style-name="P6"><draw:frame draw:style-name="fr1" draw:name="Object1" text:anchor-type="paragraph" svg:width="4.3256in" svg:height="2.19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><text:soft-page-break/></text:p>
      <text:p text:style-name="P8">Гранулярность 30 000</text:p>
      <text:p text:style-name="P6"><draw:frame draw:style-name="fr2" draw:name="Object2" text:anchor-type="paragraph" svg:width="4.3752in" svg:height="2.1846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6"/>
      <text:p text:style-name="P8">Гранулярность 300 000</text:p>
      <text:p text:style-name="P6"><draw:frame draw:style-name="fr2" draw:name="Object3" text:anchor-type="paragraph" svg:width="4.3752in" svg:height="2.1846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8">Гранулярность 3 000 000</text:p>
      <text:p text:style-name="P23"><draw:frame draw:style-name="fr2" draw:name="Object4" text:anchor-type="paragraph" svg:width="4.3752in" svg:height="2.1846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3"/>
      <text:p text:style-name="P23"/>
      <text:p text:style-name="P23"/>
      <text:p text:style-name="P8"><draw:frame draw:style-name="fr3" draw:name="Object5" text:anchor-type="paragraph" svg:x="1.1591in" svg:y="0.4165in" svg:width="4.3752in" svg:height="2.1846in" draw:z-index="4"><draw:object xlink:href="./Object 5" xlink:type="simple" xlink:show="embed" xlink:actuate="onLoad"/><draw:image xlink:href="./ObjectReplacements/Object 5" xlink:type="simple" xlink:show="embed" xlink:actuate="onLoad"/></draw:frame><text:soft-page-break/>Гранулярность 30 000 000</text:p>
      <text:p text:style-name="P7"/>
      <text:p text:style-name="заголовок1"><draw:frame draw:style-name="fr2" draw:name="Object6" text:anchor-type="paragraph" svg:width="4.3752in" svg:height="2.1846in" draw:z-index="5"><draw:object xlink:href="./Object 6" xlink:type="simple" xlink:show="embed" xlink:actuate="onLoad"/><draw:image xlink:href="./ObjectReplacements/Object 6" xlink:type="simple" xlink:show="embed" xlink:actuate="onLoad"/></draw:frame>Выводы</text:p>
      <text:p text:style-name="P18">Как видно из графиков, <text:span text:style-name="T30">при низких значениях гранулярности наблюдается снижение производительности. Это можно объяснить тем, что затраты на распределение задачи между потоками, рассылка данных по сети превосходят получаемую пользу.</text:span></text:p>
      <text:p text:style-name="P25">Сравнение с графиками однопроцессорных машин:</text:p>
      <text:p text:style-name="P39"><draw:frame draw:style-name="fr4" draw:name="Объект8" text:anchor-type="paragraph" svg:x="-0.2409in" svg:y="-0.0945in" svg:width="3.0984in" svg:height="1.8484in" draw:z-index="6"><draw:object xlink:href="./Object 7" xlink:type="simple" xlink:show="embed" xlink:actuate="onLoad"/><draw:image xlink:href="./ObjectReplacements/Object 7" xlink:type="simple" xlink:show="embed" xlink:actuate="onLoad"/><svg:desc>chart</svg:desc></draw:frame><text:span text:style-name="T31">П</text:span>ри задействов<text:span text:style-name="T31">ании потоков только одного процессора получаем рост производительности на всем графике уже начиная с гранулярности равной 10 000. </text:span></text:p>
      <text:p text:style-name="P40">В многомашинном кластере такой вид графика получается только при гранулярности выше 3 000 000.</text:p>
      <text:p text:style-name="P40">Исходя из этого можно сказать, что <text:span text:style-name="T32">затраты на коммуникацию между пк в кластере, оказывают значительное влияние на производительность при малых объемах вычислений.</text:span></text:p>
      <text:p text:style-name="заголовок1">Исходный код</text:p>
      <text:p text:style-name="P36">/*</text:p>
      <text:p text:style-name="P36"><text:span text:style-name="T12">*</text:span><text:span text:style-name="T9"> </text:span><text:span text:style-name="T12">launch</text:span><text:span text:style-name="T9"> </text:span><text:span text:style-name="T12">mpi:</text:span><text:span text:style-name="T9"> </text:span><text:span text:style-name="T12">mpirun</text:span><text:span text:style-name="T9"> </text:span><text:span text:style-name="T12">-ppn</text:span><text:span text:style-name="T9"> </text:span><text:span text:style-name="T12">1</text:span><text:span text:style-name="T9"> </text:span><text:span text:style-name="T12">-n</text:span><text:span text:style-name="T9"> </text:span><text:span text:style-name="T12">1</text:span><text:span text:style-name="T9"> </text:span><text:span text:style-name="T12">-hostfile</text:span><text:span text:style-name="T9"> </text:span><text:span text:style-name="T12">mpi_hosts</text:span><text:span text:style-name="T9"> </text:span><text:span text:style-name="T12">./vpv_lab3</text:span></text:p>
      <text:p text:style-name="P42"><text:span text:style-name="T12"><text:tab/> <text:s text:c="2"/>mpiexec -f mpi_hosts -n 4 ./vpv_lab3 </text:span></text:p>
      <text:p text:style-name="P36"><text:span text:style-name="T9"><text:s/></text:span><text:span text:style-name="T12">*</text:span><text:span text:style-name="T9"> </text:span><text:span text:style-name="T12">*/</text:span></text:p>
      <text:p text:style-name="P36"><text:span text:style-name="T11">#include</text:span><text:span text:style-name="T9"> </text:span><text:span text:style-name="T12">&lt;iostream&gt;</text:span></text:p>
      <text:p text:style-name="P36"><text:span text:style-name="T11">#include</text:span><text:span text:style-name="T9"> </text:span><text:span text:style-name="T12">&lt;cmath&gt;</text:span></text:p>
      <text:p text:style-name="P36"><text:span text:style-name="T11">#include</text:span><text:span text:style-name="T9"> </text:span><text:span text:style-name="T12">&lt;mpi.h&gt;</text:span></text:p>
      <text:p text:style-name="P36"><text:span text:style-name="T11">#include</text:span><text:span text:style-name="T9"> </text:span><text:span text:style-name="T12">&lt;time.h&gt;</text:span></text:p>
      <text:p text:style-name="P36"><text:span text:style-name="T8">using</text:span><text:span text:style-name="T9"> </text:span><text:span text:style-name="T8">namespace</text:span><text:span text:style-name="T9"> </text:span><text:span text:style-name="T10">std</text:span>;</text:p>
      <text:p text:style-name="P36"><text:span text:style-name="T8">double</text:span><text:span text:style-name="T9"> </text:span>integral(<text:span text:style-name="T8">int</text:span><text:span text:style-name="T9"> </text:span>n,<text:span text:style-name="T9"> </text:span><text:span text:style-name="T8">double</text:span><text:span text:style-name="T9"> </text:span>a,<text:span text:style-name="T9"> </text:span><text:span text:style-name="T8">double</text:span><text:span text:style-name="T9"> </text:span>b)</text:p>
      <text:p text:style-name="P36">{</text:p>
      <text:p text:style-name="P36"><text:span text:style-name="T9"><text:s text:c="4"/></text:span><text:span text:style-name="T8">double</text:span><text:span text:style-name="T9"> </text:span>sum<text:span text:style-name="T9"> </text:span>=<text:span text:style-name="T9"> </text:span><text:span text:style-name="T11">0</text:span>;</text:p>
      <text:p text:style-name="P36"><text:span text:style-name="T9"><text:s text:c="4"/></text:span><text:span text:style-name="T8">double</text:span><text:span text:style-name="T9"> </text:span>d_x<text:span text:style-name="T9"> </text:span>=<text:span text:style-name="T9"> </text:span>(<text:span text:style-name="T8">double</text:span>)fabs(a<text:span text:style-name="T9"> </text:span>-<text:span text:style-name="T9"> </text:span>b)<text:span text:style-name="T9"> </text:span>/<text:span text:style-name="T9"> </text:span>n;</text:p>
      <text:p text:style-name="P36"><text:span text:style-name="T9"><text:s text:c="4"/></text:span>{</text:p>
      <text:p text:style-name="P36"><text:span text:style-name="T9"><text:s text:c="8"/></text:span><text:span text:style-name="T8">double</text:span><text:span text:style-name="T9"> </text:span>x<text:span text:style-name="T9"> </text:span>=<text:span text:style-name="T9"> </text:span><text:span text:style-name="T11">0</text:span>;</text:p>
      <text:p text:style-name="P36"><text:span text:style-name="T9"><text:s text:c="8"/></text:span><text:span text:style-name="T8">bool</text:span><text:span text:style-name="T9"> </text:span>first_time<text:span text:style-name="T9"> </text:span>=<text:span text:style-name="T9"> </text:span><text:span text:style-name="T8">true</text:span>;</text:p>
      <text:p text:style-name="P36"><text:span text:style-name="T9"><text:s text:c="8"/></text:span><text:span text:style-name="T8">for</text:span>(<text:span text:style-name="T8">int</text:span><text:span text:style-name="T9"> </text:span>i<text:span text:style-name="T9"> </text:span>=<text:span text:style-name="T9"> </text:span><text:span text:style-name="T11">0</text:span>;<text:span text:style-name="T9"> </text:span>i<text:span text:style-name="T9"> </text:span>&lt;<text:span text:style-name="T9"> </text:span>n;<text:span text:style-name="T9"> </text:span>i++)</text:p>
      <text:p text:style-name="P36"><text:span text:style-name="T9"><text:s text:c="8"/></text:span>{</text:p>
      <text:p text:style-name="P36"><text:soft-page-break/><text:span text:style-name="T9"><text:s text:c="12"/></text:span><text:span text:style-name="T8">if</text:span>(first_time){</text:p>
      <text:p text:style-name="P36"><text:span text:style-name="T9"><text:s text:c="16"/></text:span>x<text:span text:style-name="T9"> </text:span>=<text:span text:style-name="T9"> </text:span>a<text:span text:style-name="T9"> </text:span>+<text:span text:style-name="T9"> </text:span>i<text:span text:style-name="T9"> </text:span>*<text:span text:style-name="T9"> </text:span>d_x;</text:p>
      <text:p text:style-name="P36"><text:span text:style-name="T9"><text:s text:c="16"/></text:span>first_time<text:span text:style-name="T9"> </text:span>=<text:span text:style-name="T9"> </text:span><text:span text:style-name="T8">false</text:span>;</text:p>
      <text:p text:style-name="P36"><text:span text:style-name="T9"><text:s text:c="12"/></text:span>}</text:p>
      <text:p text:style-name="P36"><text:span text:style-name="T9"><text:s text:c="12"/></text:span>sum<text:span text:style-name="T9"> </text:span>+=<text:span text:style-name="T9"> </text:span>d_x<text:span text:style-name="T9"> </text:span>*<text:span text:style-name="T9"> </text:span>tan(x);</text:p>
      <text:p text:style-name="P36"><text:span text:style-name="T9"><text:s text:c="12"/></text:span>x<text:span text:style-name="T9"> </text:span>+=<text:span text:style-name="T9"> </text:span>d_x;</text:p>
      <text:p text:style-name="P36"><text:span text:style-name="T9"><text:s text:c="8"/></text:span>}</text:p>
      <text:p text:style-name="P36"><text:span text:style-name="T9"><text:s text:c="4"/></text:span>}</text:p>
      <text:p text:style-name="P36"><text:span text:style-name="T9"><text:s text:c="4"/></text:span><text:span text:style-name="T8">return</text:span><text:span text:style-name="T9"> </text:span>sum;</text:p>
      <text:p text:style-name="P36">}</text:p>
      <text:p text:style-name="P36"><text:span text:style-name="T8">int</text:span><text:span text:style-name="T9"> </text:span>main(<text:span text:style-name="T8">int</text:span><text:span text:style-name="T9"> </text:span>argc,<text:span text:style-name="T9"> </text:span><text:span text:style-name="T8">char</text:span><text:span text:style-name="T9"> </text:span>*argv[]){</text:p>
      <text:p text:style-name="P36"><text:span text:style-name="T9"><text:s text:c="4"/></text:span><text:span text:style-name="T8">int</text:span><text:span text:style-name="T9"> </text:span>n<text:span text:style-name="T9"> </text:span>=<text:span text:style-name="T9"> </text:span><text:span text:style-name="T11">1000</text:span>;</text:p>
      <text:p text:style-name="P36"><text:span text:style-name="T9"><text:s text:c="4"/></text:span><text:span text:style-name="T8">double</text:span><text:span text:style-name="T9"> </text:span>a<text:span text:style-name="T9"> </text:span>=<text:span text:style-name="T9"> </text:span><text:span text:style-name="T11">0</text:span>,<text:span text:style-name="T9"> </text:span>b<text:span text:style-name="T9"> </text:span>=<text:span text:style-name="T9"> </text:span><text:span text:style-name="T11">1.57</text:span>;</text:p>
      <text:p text:style-name="P36"><text:span text:style-name="T9"><text:s text:c="4"/></text:span><text:span text:style-name="T8">double</text:span><text:span text:style-name="T9"> </text:span>res<text:span text:style-name="T9"> </text:span>=<text:span text:style-name="T9"> </text:span><text:span text:style-name="T11">0</text:span>;</text:p>
      <text:p text:style-name="P36"><text:span text:style-name="T9"><text:s text:c="4"/></text:span><text:span text:style-name="T8">int</text:span><text:span text:style-name="T9"> </text:span>process_id;</text:p>
      <text:p text:style-name="P36"><text:span text:style-name="T9"><text:s text:c="4"/></text:span><text:span text:style-name="T8">int</text:span><text:span text:style-name="T9"> </text:span>ierr;</text:p>
      <text:p text:style-name="P36"><text:span text:style-name="T9"><text:s text:c="4"/></text:span><text:span text:style-name="T8">int</text:span><text:span text:style-name="T9"> </text:span>process_num;</text:p>
      <text:p text:style-name="P36"><text:span text:style-name="T9"><text:s text:c="4"/></text:span><text:span text:style-name="T10">MPI_Status</text:span><text:span text:style-name="T9"> </text:span>status;</text:p>
      <text:p text:style-name="P36"><text:span text:style-name="T9"><text:s text:c="4"/></text:span><text:span text:style-name="T8">int</text:span><text:span text:style-name="T9"> </text:span>master<text:span text:style-name="T9"> </text:span>=<text:span text:style-name="T9"> </text:span><text:span text:style-name="T11">0</text:span>;</text:p>
      <text:p text:style-name="P36"><text:span text:style-name="T9"><text:s text:c="4"/></text:span>MPI_Init<text:span text:style-name="T9"> </text:span>(&amp;argc,<text:span text:style-name="T9"> </text:span>&amp;argv);</text:p>
      <text:p text:style-name="P36"><text:span text:style-name="T9"><text:s text:c="4"/></text:span>ierr<text:span text:style-name="T9"> </text:span>=<text:span text:style-name="T9"> </text:span>MPI_Comm_rank<text:span text:style-name="T9"> </text:span>(<text:span text:style-name="T11">MPI_COMM_WORLD</text:span>,<text:span text:style-name="T9"> </text:span>&amp;process_id);<text:span text:style-name="T9"> </text:span><text:span text:style-name="T12">//</text:span></text:p>
      <text:p text:style-name="P36"><text:span text:style-name="T9"><text:s text:c="4"/></text:span><text:span text:style-name="T12">/*</text:span></text:p>
      <text:p text:style-name="P36"><text:span text:style-name="T12">Получение</text:span><text:span text:style-name="T9"> </text:span><text:span text:style-name="T12">количества</text:span><text:span text:style-name="T9"> </text:span><text:span text:style-name="T12">процессоров</text:span></text:p>
      <text:p text:style-name="P36">*/</text:p>
      <text:p text:style-name="P36"><text:span text:style-name="T9"><text:s text:c="4"/></text:span>ierr<text:span text:style-name="T9"> </text:span>=<text:span text:style-name="T9"> </text:span>MPI_Comm_size<text:span text:style-name="T9"> </text:span>(<text:span text:style-name="T11">MPI_COMM_WORLD</text:span>,<text:span text:style-name="T9"> </text:span>&amp;process_num);</text:p>
      <text:p text:style-name="P36"><text:span text:style-name="T9"><text:s text:c="4"/></text:span><text:span text:style-name="T8">double</text:span><text:span text:style-name="T9"> </text:span>proc_arg[<text:span text:style-name="T11">3</text:span>];</text:p>
      <text:p text:style-name="P36"><text:span text:style-name="T9"><text:s text:c="4"/></text:span><text:span text:style-name="T8">double</text:span><text:span text:style-name="T9"> </text:span>delta<text:span text:style-name="T9"> </text:span>=<text:span text:style-name="T9"> </text:span>fabs(a<text:span text:style-name="T9"> </text:span>-<text:span text:style-name="T9"> </text:span>b)<text:span text:style-name="T9"> </text:span>/<text:span text:style-name="T9"> </text:span>(process_num);</text:p>
      <text:p text:style-name="P36"><text:span text:style-name="T9"><text:s text:c="4"/></text:span><text:span text:style-name="T8">double</text:span><text:span text:style-name="T9"> </text:span>proc_n<text:span text:style-name="T9"> </text:span>=<text:span text:style-name="T9"> </text:span>(<text:span text:style-name="T8">double</text:span>)<text:span text:style-name="T9"> </text:span>n<text:span text:style-name="T9"> </text:span>/<text:span text:style-name="T9"> </text:span>(process_num);</text:p>
      <text:p text:style-name="P36"><text:span text:style-name="T9"><text:s text:c="4"/></text:span><text:span text:style-name="T8">int</text:span><text:span text:style-name="T9"> </text:span>tag<text:span text:style-name="T9"> </text:span>=<text:span text:style-name="T9"> </text:span><text:span text:style-name="T11">1</text:span>;</text:p>
      <text:p text:style-name="P36"><text:span text:style-name="T9"><text:s text:c="4"/></text:span>clock_t<text:span text:style-name="T9"> </text:span>start<text:span text:style-name="T9"> </text:span>=<text:span text:style-name="T9"> </text:span>clock();</text:p>
      <text:p text:style-name="P36"><text:span text:style-name="T9"><text:s text:c="4"/></text:span><text:span text:style-name="T8">if</text:span>(process_id<text:span text:style-name="T9"> </text:span>==<text:span text:style-name="T9"> </text:span>master){</text:p>
      <text:p text:style-name="P36"><text:span text:style-name="T9"><text:s text:c="8"/></text:span>cout<text:span text:style-name="T9"> </text:span>&lt;&lt;<text:span text:style-name="T9"> </text:span><text:span text:style-name="T12">"processors</text:span><text:span text:style-name="T9"> </text:span><text:span text:style-name="T12">count</text:span><text:span text:style-name="T9"> </text:span><text:span text:style-name="T12">"</text:span><text:span text:style-name="T9"> </text:span>&lt;&lt;<text:span text:style-name="T9"> </text:span>process_num<text:span text:style-name="T9"> </text:span>&lt;&lt;<text:span text:style-name="T9"> </text:span>endl;</text:p>
      <text:p text:style-name="P36"><text:span text:style-name="T9"><text:s text:c="8"/></text:span><text:span text:style-name="T8">for</text:span><text:span text:style-name="T9"> </text:span>(<text:span text:style-name="T8">int</text:span><text:span text:style-name="T9"> </text:span>process<text:span text:style-name="T9"> </text:span>=<text:span text:style-name="T9"> </text:span><text:span text:style-name="T11">1</text:span>;<text:span text:style-name="T9"> </text:span>process<text:span text:style-name="T9"> </text:span>&lt;<text:span text:style-name="T9"> </text:span>process_num;<text:span text:style-name="T9"> </text:span>process++)</text:p>
      <text:p text:style-name="P36"><text:span text:style-name="T9"><text:s text:c="8"/></text:span>{</text:p>
      <text:p text:style-name="P36"><text:span text:style-name="T9"><text:s text:c="12"/></text:span>proc_arg[<text:span text:style-name="T11">0</text:span>]<text:span text:style-name="T9"> </text:span>=<text:span text:style-name="T9"> </text:span>a<text:span text:style-name="T9"> </text:span>+<text:span text:style-name="T9"> </text:span>delta<text:span text:style-name="T9"> </text:span>*<text:span text:style-name="T9"> </text:span>(process);</text:p>
      <text:p text:style-name="P36"><text:span text:style-name="T9"><text:s text:c="12"/></text:span>proc_arg[<text:span text:style-name="T11">1</text:span>]<text:span text:style-name="T9"> </text:span>=<text:span text:style-name="T9"> </text:span>proc_arg[<text:span text:style-name="T11">0</text:span>]<text:span text:style-name="T9"> </text:span>+<text:span text:style-name="T9"> </text:span>delta;</text:p>
      <text:p text:style-name="P36"><text:span text:style-name="T9"><text:s text:c="12"/></text:span>proc_arg[<text:span text:style-name="T11">2</text:span>]<text:span text:style-name="T9"> </text:span>=<text:span text:style-name="T9"> </text:span>proc_n;</text:p>
      <text:p text:style-name="P36"><text:span text:style-name="T9"><text:s text:c="12"/></text:span>cout<text:span text:style-name="T9"> </text:span>&lt;&lt;<text:span text:style-name="T9"> </text:span><text:span text:style-name="T12">"x1="</text:span><text:span text:style-name="T9"> </text:span>&lt;&lt;<text:span text:style-name="T9"> </text:span>proc_arg[<text:span text:style-name="T11">0</text:span>]<text:span text:style-name="T9"> </text:span>&lt;&lt;<text:span text:style-name="T9"> </text:span><text:span text:style-name="T12">"</text:span><text:span text:style-name="T9"> </text:span><text:span text:style-name="T12">x2="</text:span><text:span text:style-name="T9"> </text:span>&lt;&lt;<text:span text:style-name="T9"> </text:span>proc_arg[<text:span text:style-name="T11">1</text:span>]<text:span text:style-name="T9"> </text:span>&lt;&lt;<text:span text:style-name="T9"> </text:span>endl;</text:p>
      <text:p text:style-name="P36"><text:span text:style-name="T9"><text:s text:c="12"/></text:span>ierr<text:span text:style-name="T9"> </text:span>=<text:span text:style-name="T9"> </text:span>MPI_Send<text:span text:style-name="T9"> </text:span>(proc_arg,<text:span text:style-name="T9"> </text:span><text:span text:style-name="T11">3</text:span>,<text:span text:style-name="T9"> </text:span><text:span text:style-name="T11">MPI_DOUBLE</text:span>,<text:span text:style-name="T9"> </text:span>process,<text:span text:style-name="T9"> </text:span>tag,<text:span text:style-name="T9"> </text:span><text:span text:style-name="T11">MPI_COMM_WORLD</text:span>);</text:p>
      <text:p text:style-name="P36"><text:span text:style-name="T9"><text:s text:c="8"/></text:span>}</text:p>
      <text:p text:style-name="P36"><text:span text:style-name="T9"><text:s text:c="8"/></text:span>cout<text:span text:style-name="T9"> </text:span>&lt;&lt;<text:span text:style-name="T9"> </text:span><text:span text:style-name="T12">"recive:</text:span><text:span text:style-name="T9"> </text:span><text:span text:style-name="T12">x1="</text:span><text:span text:style-name="T9"> </text:span>&lt;&lt;<text:span text:style-name="T9"> </text:span>a<text:span text:style-name="T9"> </text:span>&lt;&lt;<text:span text:style-name="T9"> </text:span><text:span text:style-name="T12">";</text:span><text:span text:style-name="T9"> </text:span><text:span text:style-name="T12">x2="</text:span><text:span text:style-name="T9"> </text:span>&lt;&lt;<text:span text:style-name="T9"> </text:span>a+delta<text:span text:style-name="T9"> </text:span>&lt;&lt;<text:span text:style-name="T9"> </text:span><text:span text:style-name="T12">";</text:span><text:span text:style-name="T9"> </text:span><text:span text:style-name="T12">process_id:</text:span><text:span text:style-name="T9"> </text:span><text:span text:style-name="T12">"</text:span><text:span text:style-name="T9"> </text:span>&lt;&lt;<text:span text:style-name="T9"> </text:span>process_id<text:span text:style-name="T9"> </text:span>&lt;&lt;<text:span text:style-name="T9"> </text:span>endl;</text:p>
      <text:p text:style-name="P36"><text:span text:style-name="T9"><text:s text:c="4"/></text:span>}<text:span text:style-name="T9"> </text:span><text:span text:style-name="T8">else</text:span>{</text:p>
      <text:p text:style-name="P36"><text:span text:style-name="T9"><text:s text:c="8"/></text:span>ierr<text:span text:style-name="T9"> </text:span>=<text:span text:style-name="T9"> </text:span>MPI_Recv(proc_arg,<text:span text:style-name="T9"> </text:span><text:span text:style-name="T11">3</text:span>,<text:span text:style-name="T9"> </text:span><text:span text:style-name="T11">MPI_DOUBLE</text:span>,<text:span text:style-name="T9"> </text:span>master,<text:span text:style-name="T9"> </text:span>tag,<text:span text:style-name="T9"> </text:span><text:span text:style-name="T11">MPI_COMM_WORLD</text:span>,<text:span text:style-name="T9"> </text:span>&amp;status);</text:p>
      <text:p text:style-name="P36"><text:span text:style-name="T9"><text:s text:c="8"/></text:span>cout<text:span text:style-name="T9"> </text:span>&lt;&lt;<text:span text:style-name="T9"> </text:span><text:span text:style-name="T12">"recive:</text:span><text:span text:style-name="T9"> </text:span><text:span text:style-name="T12">x1="</text:span><text:span text:style-name="T9"> </text:span>&lt;&lt;<text:span text:style-name="T9"> </text:span>proc_arg[<text:span text:style-name="T11">0</text:span>]<text:span text:style-name="T9"> </text:span>&lt;&lt;<text:span text:style-name="T9"> </text:span><text:span text:style-name="T12">";</text:span><text:span text:style-name="T9"> </text:span><text:span text:style-name="T12">x2="</text:span><text:span text:style-name="T9"> </text:span>&lt;&lt;<text:span text:style-name="T9"> </text:span>proc_arg[<text:span text:style-name="T11">1</text:span>]<text:span text:style-name="T9"> </text:span>&lt;&lt;<text:span text:style-name="T9"> </text:span><text:span text:style-name="T12">";</text:span><text:span text:style-name="T9"> </text:span><text:span text:style-name="T12">process_id:</text:span><text:span text:style-name="T9"> </text:span><text:span text:style-name="T12">"</text:span><text:span text:style-name="T9"> </text:span>&lt;&lt;<text:span text:style-name="T9"> </text:span>process_id<text:span text:style-name="T9"> </text:span>&lt;&lt;<text:span text:style-name="T9"> </text:span>endl;</text:p>
      <text:p text:style-name="P36"><text:span text:style-name="T9"><text:s text:c="4"/></text:span>}</text:p>
      <text:p text:style-name="P36"><text:span text:style-name="T9"><text:s text:c="4"/></text:span>ierr<text:span text:style-name="T9"> </text:span>=<text:span text:style-name="T9"> </text:span>MPI_Barrier<text:span text:style-name="T9"> </text:span>(<text:span text:style-name="T11">MPI_COMM_WORLD</text:span>);</text:p>
      <text:p text:style-name="P36"><text:span text:style-name="T9"><text:s text:c="4"/></text:span><text:span text:style-name="T8">if</text:span>(process_id<text:span text:style-name="T9"> </text:span>!=<text:span text:style-name="T9"> </text:span>master){</text:p>
      <text:p text:style-name="P36"><text:span text:style-name="T9"><text:s text:c="8"/></text:span><text:span text:style-name="T8">double</text:span><text:span text:style-name="T9"> </text:span>res_l<text:span text:style-name="T9"> </text:span>=<text:span text:style-name="T9"> </text:span>integral(proc_arg[<text:span text:style-name="T11">2</text:span>],<text:span text:style-name="T9"> </text:span>proc_arg[<text:span text:style-name="T11">0</text:span>],<text:span text:style-name="T9"> </text:span>proc_arg[<text:span text:style-name="T11">1</text:span>]);</text:p>
      <text:p text:style-name="P36"><text:span text:style-name="T9"><text:s text:c="8"/></text:span><text:span text:style-name="T8">int</text:span><text:span text:style-name="T9"> </text:span>target<text:span text:style-name="T9"> </text:span>=<text:span text:style-name="T9"> </text:span>master;</text:p>
      <text:p text:style-name="P36"><text:span text:style-name="T9"><text:s text:c="8"/></text:span>tag<text:span text:style-name="T9"> </text:span>=<text:span text:style-name="T9"> </text:span><text:span text:style-name="T11">2</text:span>;</text:p>
      <text:p text:style-name="P36"><text:span text:style-name="T9"><text:s text:c="8"/></text:span>ierr<text:span text:style-name="T9"> </text:span>=<text:span text:style-name="T9"> </text:span>MPI_Send<text:span text:style-name="T9"> </text:span>(&amp;res_l,<text:span text:style-name="T9"> </text:span><text:span text:style-name="T11">1</text:span>,<text:span text:style-name="T9"> </text:span><text:span text:style-name="T11">MPI_DOUBLE</text:span>,<text:span text:style-name="T9"> </text:span>target,<text:span text:style-name="T9"> </text:span>tag,<text:span text:style-name="T9"> </text:span><text:span text:style-name="T11">MPI_COMM_WORLD</text:span>);</text:p>
      <text:p text:style-name="P36"><text:span text:style-name="T9"><text:s text:c="4"/></text:span>}<text:span text:style-name="T9"> </text:span><text:span text:style-name="T8">else</text:span><text:span text:style-name="T9"> </text:span>{</text:p>
      <text:p text:style-name="P36"><text:span text:style-name="T9"><text:s text:c="8"/></text:span>res<text:span text:style-name="T9"> </text:span>=<text:span text:style-name="T9"> </text:span>integral(proc_n,<text:span text:style-name="T9"> </text:span>a,<text:span text:style-name="T9"> </text:span>a+delta);<text:span text:style-name="T9"> </text:span><text:span text:style-name="T12">//</text:span><text:span text:style-name="T9"> </text:span><text:span text:style-name="T12">master</text:span><text:span text:style-name="T9"> </text:span><text:span text:style-name="T12">process</text:span></text:p>
      <text:p text:style-name="P36"><text:span text:style-name="T9"><text:s text:c="8"/></text:span><text:span text:style-name="T8">for</text:span>(<text:span text:style-name="T8">int</text:span><text:span text:style-name="T9"> </text:span>i<text:span text:style-name="T9"> </text:span>=<text:span text:style-name="T9"> </text:span><text:span text:style-name="T11">0</text:span>;<text:span text:style-name="T9"> </text:span>i<text:span text:style-name="T9"> </text:span>&lt;<text:span text:style-name="T9"> </text:span>process_num<text:span text:style-name="T9"> </text:span>-<text:span text:style-name="T9"> </text:span><text:span text:style-name="T11">1</text:span>;<text:span text:style-name="T9"> </text:span>i++){</text:p>
      <text:p text:style-name="P36"><text:span text:style-name="T9"><text:s text:c="12"/></text:span><text:span text:style-name="T8">double</text:span><text:span text:style-name="T9"> </text:span>res_l<text:span text:style-name="T9"> </text:span>=<text:span text:style-name="T9"> </text:span><text:span text:style-name="T11">0</text:span>;</text:p>
      <text:p text:style-name="P36"><text:span text:style-name="T9"><text:s text:c="12"/></text:span>tag<text:span text:style-name="T9"> </text:span>=<text:span text:style-name="T9"> </text:span><text:span text:style-name="T11">2</text:span>;</text:p>
      <text:p text:style-name="P36"><text:span text:style-name="T9"><text:s text:c="12"/></text:span>ierr<text:span text:style-name="T9"> </text:span>=<text:span text:style-name="T9"> </text:span>MPI_Recv<text:span text:style-name="T9"> </text:span>(&amp;res_l,<text:span text:style-name="T9"> </text:span><text:span text:style-name="T11">1</text:span>,<text:span text:style-name="T9"> </text:span><text:span text:style-name="T11">MPI_DOUBLE</text:span>,<text:span text:style-name="T9"> </text:span><text:span text:style-name="T11">MPI_ANY_SOURCE</text:span>,<text:span text:style-name="T9"> </text:span>tag,<text:span text:style-name="T9"> </text:span><text:span text:style-name="T11">MPI_COMM_WORLD</text:span>,<text:span text:style-name="T9"> </text:span>&amp;status);</text:p>
      <text:p text:style-name="P36"><text:span text:style-name="T9"><text:s text:c="12"/></text:span>res<text:span text:style-name="T9"> </text:span>+=<text:span text:style-name="T9"> </text:span>res_l;</text:p>
      <text:p text:style-name="P36"><text:soft-page-break/><text:span text:style-name="T9"><text:s text:c="8"/></text:span>}</text:p>
      <text:p text:style-name="P36"><text:span text:style-name="T9"><text:s text:c="8"/></text:span>clock_t<text:span text:style-name="T9"> </text:span>end<text:span text:style-name="T9"> </text:span>=<text:span text:style-name="T9"> </text:span>clock();</text:p>
      <text:p text:style-name="P36"><text:span text:style-name="T9"><text:s text:c="8"/></text:span><text:span text:style-name="T8">float</text:span><text:span text:style-name="T9"> </text:span>during<text:span text:style-name="T9"> </text:span>=<text:span text:style-name="T9"> </text:span>((<text:span text:style-name="T8">double</text:span>)(end<text:span text:style-name="T9"> </text:span>-<text:span text:style-name="T9"> </text:span>start)<text:span text:style-name="T9"> </text:span>/<text:span text:style-name="T9"> </text:span>CLOCKS_PER_SEC);</text:p>
      <text:p text:style-name="P36"><text:span text:style-name="T9"><text:s text:c="8"/></text:span>cout<text:span text:style-name="T9"> </text:span>&lt;&lt;<text:span text:style-name="T9"> </text:span><text:span text:style-name="T12">"res</text:span><text:span text:style-name="T9"> </text:span><text:span text:style-name="T12">"</text:span><text:span text:style-name="T9"> </text:span>&lt;&lt;<text:span text:style-name="T9"> </text:span>res<text:span text:style-name="T9"> </text:span>&lt;&lt;<text:span text:style-name="T9"> </text:span><text:span text:style-name="T12">";</text:span><text:span text:style-name="T9"> </text:span><text:span text:style-name="T12">time</text:span><text:span text:style-name="T9"> </text:span><text:span text:style-name="T12">"</text:span><text:span text:style-name="T9"> </text:span>&lt;&lt;<text:span text:style-name="T9"> </text:span>during<text:span text:style-name="T9"> </text:span>&lt;&lt;<text:span text:style-name="T9"> </text:span>endl;</text:p>
      <text:p text:style-name="P36"><text:span text:style-name="T9"><text:s text:c="4"/></text:span>}</text:p>
      <text:p text:style-name="P36"><text:span text:style-name="T9"><text:s text:c="4"/></text:span>ierr<text:span text:style-name="T9"> </text:span>=<text:span text:style-name="T9"> </text:span>MPI_Finalize<text:span text:style-name="T9"> </text:span>();</text:p>
      <text:p text:style-name="P36"><text:span text:style-name="T9"><text:s text:c="4"/></text:span><text:span text:style-name="T8">return</text:span><text:span text:style-name="T9"> </text:span><text:span text:style-name="T11">0</text:span>;</text:p>
      <text:p text:style-name="P36">}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tel-clear" svg:font-family="intel-clear, tahoma, Helvetica, helvetica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Khmer OS System" svg:font-family="'Khmer OS System'" style:font-adornments="Обычный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отчет" style:family="paragraph" style:parent-style-name="Standard" style:auto-update="true" style:master-page-name="">
      <loext:graphic-properties draw:fill-image-width="0in" draw:fill-image-height="0in"/>
      <style:paragraph-properties fo:margin-left="0in" fo:margin-right="0in" fo:margin-top="0in" fo:margin-bottom="0.1575in" loext:contextual-spacing="false" fo:text-align="start" style:justify-single-word="false" fo:text-indent="0.3937in" style:auto-text-indent="false" style:page-number="auto" style:shadow="none">
        <style:tab-stops/>
      </style:paragraph-properties>
      <style:text-properties fo:color="#000000" style:font-name="Liberation Serif" fo:font-family="'Liberation Serif'" style:font-family-generic="roman" style:font-pitch="variable" fo:font-size="12pt" fo:background-color="transparent" style:font-size-asian="12pt" style:font-size-complex="12pt"/>
    </style:style>
    <style:style style:name="заголовок1" style:family="paragraph" style:parent-style-name="отчет" style:next-style-name="отчет" style:master-page-name="">
      <style:paragraph-properties fo:margin-left="0in" fo:margin-right="0in" fo:margin-top="0.1965in" fo:margin-bottom="0.0783in" loext:contextual-spacing="false" fo:text-indent="0in" style:auto-text-indent="false" style:page-number="auto"/>
      <style:text-properties style:font-name="Arial" fo:font-family="Arial" style:font-style-name="Полужирный" style:font-family-generic="swiss" style:font-pitch="variable" fo:font-size="13pt" fo:font-weight="bold" style:font-size-asian="10.5pt"/>
    </style:style>
    <style:style style:name="код" style:family="paragraph" style:parent-style-name="отчет" style:master-page-name="">
      <style:paragraph-properties fo:margin-left="0in" fo:margin-right="0in" fo:margin-top="0in" fo:margin-bottom="0in" loext:contextual-spacing="false" fo:orphans="0" fo:widows="0" fo:text-indent="0in" style:auto-text-indent="false" style:page-number="auto"/>
      <style:text-properties style:font-name="Khmer OS System" fo:font-family="'Khmer OS System'" style:font-style-name="Обычный" style:font-pitch="variable" fo:font-size="8pt" fo:background-color="transparent" style:font-size-asian="10.5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список" style:family="paragraph" style:parent-style-name="отчет" style:auto-update="true" style:default-outline-level="" style:list-style-name="List_20_1" style:master-page-name="">
      <style:paragraph-properties fo:margin-left="0.3937in" fo:margin-right="0in" fo:margin-top="0in" fo:margin-bottom="0.1575in" loext:contextual-spacing="true" fo:text-indent="0in" style:auto-text-indent="false" style:page-number="auto">
        <style:tab-stops>
          <style:tab-stop style:position="0.1898in"/>
          <style:tab-stop style:position="0.322in"/>
          <style:tab-stop style:position="0.6252in"/>
          <style:tab-stop style:position="0.6634in"/>
          <style:tab-stop style:position="0.7874in"/>
        </style:tab-stops>
      </style:paragraph-properties>
      <style:text-properties fo:background-color="transparent" style:font-size-asian="10.5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6T18:55:45.188060206</meta:creation-date>
    <meta:generator>LibreOffice/5.1.6.2$Linux_X86_64 LibreOffice_project/10m0$Build-2</meta:generator>
    <dc:date>2017-04-07T14:24:24.851475977</dc:date>
    <meta:editing-duration>PT1H55M36S</meta:editing-duration>
    <meta:editing-cycles>23</meta:editing-cycles>
    <meta:document-statistic meta:table-count="5" meta:image-count="0" meta:object-count="7" meta:page-count="7" meta:paragraph-count="239" meta:word-count="786" meta:character-count="5517" meta:non-whitespace-character-count="446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6" loext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987cm" svg:height="5.582cm" xlink:href="." xlink:type="simple" chart:class="chart:line" chart:style-name="ch1">
        <chart:plot-area chart:style-name="ch2" chart:data-source-has-labels="both" svg:x="0.219cm" svg:y="0.111cm" svg:width="10.549cm" svg:height="5.36cm">
          <chartooo:coordinate-region svg:x="1.872cm" svg:y="0.311cm" svg:width="8.802cm" svg:height="4.513cm"/>
          <chart:axis chart:dimension="x" chart:name="primary-x" chart:style-name="ch3" chartooo:axis-type="auto">
            <chartooo:date-scale/>
            <chart:categories table:cell-range-address="local-table.$A$2:.$A$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9" chart:label-cell-address="local-table.$A$2:.$A$9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 7 8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391">
                <text:p>0.00039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9206">
                <text:p>0.00920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4947">
                <text:p>0.01494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18175">
                <text:p>0.01817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24928">
                <text:p>0.02492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25761">
                <text:p>0.02576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31215">
                <text:p>0.0312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6" loext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112cm" svg:height="5.548cm" xlink:href="." xlink:type="simple" chart:class="chart:line" chart:style-name="ch1">
        <chart:plot-area chart:style-name="ch2" chart:data-source-has-labels="both" svg:x="0.222cm" svg:y="0.11cm" svg:width="10.668cm" svg:height="5.328cm">
          <chartooo:coordinate-region svg:x="1.875cm" svg:y="0.309cm" svg:width="8.921cm" svg:height="4.482cm"/>
          <chart:axis chart:dimension="x" chart:name="primary-x" chart:style-name="ch3" chartooo:axis-type="auto">
            <chartooo:date-scale/>
            <chart:categories table:cell-range-address="local-table.$A$2:.$A$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9" chart:label-cell-address="local-table.$A$2:.$A$9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 7 8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.007161">
                <text:p>0.00716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3554">
                <text:p>0.00355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1003">
                <text:p>0.010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706">
                <text:p>0.0170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19248">
                <text:p>0.01924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2175">
                <text:p>0.0217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26685">
                <text:p>0.0266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27986">
                <text:p>0.0279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6" loext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112cm" svg:height="5.548cm" xlink:href="." xlink:type="simple" chart:class="chart:line" chart:style-name="ch1">
        <chart:plot-area chart:style-name="ch2" chart:data-source-has-labels="both" svg:x="0.222cm" svg:y="0.11cm" svg:width="10.668cm" svg:height="5.328cm">
          <chartooo:coordinate-region svg:x="1.875cm" svg:y="0.309cm" svg:width="8.921cm" svg:height="4.482cm"/>
          <chart:axis chart:dimension="x" chart:name="primary-x" chart:style-name="ch3" chartooo:axis-type="auto">
            <chartooo:date-scale/>
            <chart:categories table:cell-range-address="local-table.$A$2:.$A$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9" chart:label-cell-address="local-table.$A$2:.$A$9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 7 8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.05686">
                <text:p>0.0568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26708">
                <text:p>0.02670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33791">
                <text:p>0.03379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27647">
                <text:p>0.02764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31833">
                <text:p>0.0318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29579">
                <text:p>0.02957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33984">
                <text:p>0.03398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32639">
                <text:p>0.0326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6" loext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112cm" svg:height="5.548cm" xlink:href="." xlink:type="simple" chart:class="chart:line" chart:style-name="ch1">
        <chart:plot-area chart:style-name="ch2" chart:data-source-has-labels="both" svg:x="0.222cm" svg:y="0.11cm" svg:width="10.668cm" svg:height="5.328cm">
          <chartooo:coordinate-region svg:x="1.875cm" svg:y="0.309cm" svg:width="8.921cm" svg:height="4.482cm"/>
          <chart:axis chart:dimension="x" chart:name="primary-x" chart:style-name="ch3" chartooo:axis-type="auto">
            <chartooo:date-scale/>
            <chart:categories table:cell-range-address="local-table.$A$2:.$A$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9" chart:label-cell-address="local-table.$A$2:.$A$9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 7 8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.359668">
                <text:p>0.35966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77396">
                <text:p>0.17739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55827">
                <text:p>0.15582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21922">
                <text:p>0.12192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02376">
                <text:p>0.10237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93133">
                <text:p>0.0931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788">
                <text:p>0.07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6" loext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112cm" svg:height="5.548cm" xlink:href="." xlink:type="simple" chart:class="chart:line" chart:style-name="ch1">
        <chart:plot-area chart:style-name="ch2" chart:data-source-has-labels="both" svg:x="0.222cm" svg:y="0.11cm" svg:width="10.668cm" svg:height="5.328cm">
          <chartooo:coordinate-region svg:x="1.875cm" svg:y="0.309cm" svg:width="8.921cm" svg:height="4.482cm"/>
          <chart:axis chart:dimension="x" chart:name="primary-x" chart:style-name="ch3" chartooo:axis-type="auto">
            <chartooo:date-scale/>
            <chart:categories table:cell-range-address="local-table.$A$2:.$A$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9" chart:label-cell-address="local-table.$A$2:.$A$9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 7 8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3.14753">
                <text:p>3.1475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2655">
                <text:p>1.9265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27696">
                <text:p>1.2769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10076">
                <text:p>1.1007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40029">
                <text:p>0.84002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95006">
                <text:p>0.69500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7688">
                <text:p>0.5768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79641">
                <text:p>0.4796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6" loext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112cm" svg:height="5.548cm" xlink:href="." xlink:type="simple" chart:class="chart:line" chart:style-name="ch1">
        <chart:plot-area chart:style-name="ch2" chart:data-source-has-labels="both" svg:x="0.222cm" svg:y="0.11cm" svg:width="10.668cm" svg:height="5.328cm">
          <chartooo:coordinate-region svg:x="2.061cm" svg:y="0.309cm" svg:width="8.735cm" svg:height="4.482cm"/>
          <chart:axis chart:dimension="x" chart:name="primary-x" chart:style-name="ch3" chartooo:axis-type="auto">
            <chartooo:date-scale/>
            <chart:categories table:cell-range-address="local-table.$A$2:.$A$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9" chart:label-cell-address="local-table.$A$2:.$A$9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 7 8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31.2702">
                <text:p>31.270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7.7358">
                <text:p>17.735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2.6333">
                <text:p>12.63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.7706">
                <text:p>10.770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.13489">
                <text:p>8.1348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.72251">
                <text:p>6.7225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.4591">
                <text:p>5.459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53434">
                <text:p>4.5343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treat-empty-cells="leave-gap"/>
      <style:graphic-properties svg:stroke-width="0.026cm" svg:stroke-color="#b3b3b3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b3b3b3"/>
    </style:style>
    <style:style style:name="ch6" style:family="chart" style:data-style-name="N2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 style:data-style-name="N4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7.87cm" svg:height="4.695cm" xlink:href="." xlink:type="simple" chart:class="chart:line" chart:style-name="ch1">
        <chart:plot-area chart:style-name="ch2" chart:data-source-has-labels="both" svg:x="0.157cm" svg:y="-0.005cm" svg:width="7.521cm" svg:height="4.399cm">
          <chartooo:coordinate-region svg:x="1.422cm" svg:y="0.195cm" svg:width="6.148cm" svg:height="3.552cm"/>
          <chart:axis chart:dimension="x" chart:name="primary-x" chart:style-name="ch3" chartooo:axis-type="text">
            <chart:title svg:x="3.332cm" svg:y="4.197cm" chart:style-name="ch4">
              <text:p>число потоков</text:p>
            </chart:title>
            <chart:categories table:cell-range-address="local-table.$A$2:.$A$9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ocal-table.$B$2:.$B$9" chart:label-cell-address="local-table.$B$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68,89 140,80 106,58 81,16 81,16 67,47 59,64 55,73</text:p>
                <text:list>
                  <text:list-item>
                    <text:p>268,89</text:p>
                  </text:list-item>
                  <text:list-item>
                    <text:p>140,80</text:p>
                  </text:list-item>
                  <text:list-item>
                    <text:p>106,58</text:p>
                  </text:list-item>
                  <text:list-item>
                    <text:p>81,16</text:p>
                  </text:list-item>
                  <text:list-item>
                    <text:p>81,16</text:p>
                  </text:list-item>
                  <text:list-item>
                    <text:p>67,47</text:p>
                  </text:list-item>
                  <text:list-item>
                    <text:p>59,64</text:p>
                  </text:list-item>
                  <text:list-item>
                    <text:p>55,73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268.889">
                <text:p>268.88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40.8">
                <text:p>140.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6.578">
                <text:p>106.57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1.1556">
                <text:p>81.155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1.1556">
                <text:p>81.155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7.4666">
                <text:p>67.466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9.6445">
                <text:p>59.644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5.7333">
                <text:p>55.73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